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23B5000010C3FACC1CC3CF42EA4B.png" manifest:media-type="image/png"/>
  <manifest:file-entry manifest:full-path="Pictures/10000001000001E900000201221FBDE3CDD562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8.918cm" svg:x="6.501cm" svg:y="0cm">
          <draw:image xlink:href="Pictures/10000001000023B5000010C3FACC1CC3CF42EA4B.png" xlink:type="simple" xlink:show="embed" xlink:actuate="onLoad" draw:mime-type="image/png">
            <text:p text:style-name="P1"/>
          </draw:image>
        </draw:frame>
        <draw:frame draw:style-name="gr2" draw:text-style-name="P1" draw:layer="layout" svg:width="6.434cm" svg:height="6.75cm" svg:x="0.116cm" svg:y="1.75cm">
          <draw:image xlink:href="Pictures/10000001000001E900000201221FBDE3CDD5628C.png" xlink:type="simple" xlink:show="embed" xlink:actuate="onLoad" draw:mime-type="image/png">
            <text:p/>
          </draw:image>
        </draw:frame>
        <draw:frame draw:style-name="gr3" draw:text-style-name="P3" draw:layer="layout" svg:width="7.102cm" svg:height="1.199cm" svg:x="0.148cm" svg:y="0.287cm">
          <draw:text-box>
            <text:p text:style-name="P2"><text:span text:style-name="T1">Hexapeptide</text:span></text:p>
            <text:p text:style-name="P2"><text:span text:style-name="T1">(Val-Gly-Val-Ala-Pro-Gly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8.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09:56:14.271000000</meta:creation-date>
    <dc:date>2024-02-02T10:16:06.510000000</dc:date>
    <meta:editing-duration>PT9M41S</meta:editing-duration>
    <meta:editing-cycles>2</meta:editing-cycles>
    <meta:generator>LibreOffice/7.2.2.2$Windows_X86_64 LibreOffice_project/02b2acce88a210515b4a5bb2e46cbfb63fe97d56</meta:generator>
    <meta:document-statistic meta:object-count="3"/>
  </office:meta>
</office:document-meta>
</file>